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3.406cm"/>
    </style:style>
    <style:style style:name="co4" style:family="table-column">
      <style:table-column-properties fo:break-before="auto" style:column-width="3.29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1.277cm"/>
    </style:style>
    <style:style style:name="co9" style:family="table-column">
      <style:table-column-properties fo:break-before="auto" style:column-width="2.935cm"/>
    </style:style>
    <style:style style:name="co10" style:family="table-column">
      <style:table-column-properties fo:break-before="auto" style:column-width="6.033cm"/>
    </style:style>
    <style:style style:name="co11" style:family="table-column">
      <style:table-column-properties fo:break-before="auto" style:column-width="5.147cm"/>
    </style:style>
    <style:style style:name="co12" style:family="table-column">
      <style:table-column-properties fo:break-before="auto" style:column-width="11.174cm"/>
    </style:style>
    <style:style style:name="co13" style:family="table-column">
      <style:table-column-properties fo:break-before="auto" style:column-width="6.142cm"/>
    </style:style>
    <style:style style:name="co14" style:family="table-column">
      <style:table-column-properties fo:break-before="auto" style:column-width="6.059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5.81cm"/>
    </style:style>
    <style:style style:name="co17" style:family="table-column">
      <style:table-column-properties fo:break-before="auto" style:column-width="5.976cm"/>
    </style:style>
    <style:style style:name="co18" style:family="table-column">
      <style:table-column-properties fo:break-before="auto" style:column-width="11.229cm"/>
    </style:style>
    <style:style style:name="co19" style:family="table-column">
      <style:table-column-properties fo:break-before="auto" style:column-width="6.281cm"/>
    </style:style>
    <style:style style:name="co20" style:family="table-column">
      <style:table-column-properties fo:break-before="auto" style:column-width="6.087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fo:color="#000000" style:text-outline="false" style:text-line-through-style="none" style:text-position="" style:font-name="Consola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position="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7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ext-properties style:font-name="Arial" fo:font-size="9pt" style:font-size-asian="9pt" style:font-size-complex="9pt"/>
    </style:style>
    <style:style style:name="ce12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8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channel.M3">
          <table:error-message table:message-type="stop" table:display="true"/>
        </table:content-validation>
      </table:content-validations>
      <table:table table:name="channel" table:style-name="ta1"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ce11"/>
        <table:table-column table:style-name="co6" table:default-cell-style-name="ce11"/>
        <table:table-column table:style-name="co8" table:default-cell-style-name="ce11"/>
        <table:table-column table:style-name="co4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6" table:default-cell-style-name="ce11"/>
        <table:table-column table:style-name="co8" table:default-cell-style-name="ce11"/>
        <table:table-column table:style-name="co7" table:number-columns-repeated="1008" table:default-cell-style-name="ce11"/>
        <table:table-row table:style-name="ro2">
          <table:table-cell table:style-name="ce3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3" office:value-type="string" table:number-columns-spanned="2" table:number-rows-spanned="1">
            <text:p>init</text:p>
          </table:table-cell>
          <table:covered-table-cell table:style-name="ce19"/>
          <table:table-cell table:style-name="ce13" office:value-type="string" table:number-columns-spanned="2" table:number-rows-spanned="1">
            <text:p>joining</text:p>
          </table:table-cell>
          <table:covered-table-cell table:style-name="ce19"/>
          <table:table-cell table:style-name="ce13" office:value-type="string" table:number-columns-spanned="2" table:number-rows-spanned="1">
            <text:p>joined</text:p>
          </table:table-cell>
          <table:covered-table-cell table:style-name="ce19"/>
          <table:table-cell table:style-name="ce13" office:value-type="string" table:number-columns-spanned="2" table:number-rows-spanned="1">
            <text:p>lving</text:p>
          </table:table-cell>
          <table:covered-table-cell table:style-name="ce19"/>
          <table:table-cell table:style-name="ce13" office:value-type="string" table:number-columns-spanned="2" table:number-rows-spanned="1">
            <text:p>clsed</text:p>
          </table:table-cell>
          <table:covered-table-cell table:style-name="ce19"/>
          <table:table-cell table:style-name="ce13" office:value-type="string" table:number-columns-spanned="2" table:number-rows-spanned="1">
            <text:p>dscned</text:p>
          </table:table-cell>
          <table:covered-table-cell table:style-name="ce19"/>
          <table:table-cell table:style-name="ce13" office:value-type="string" table:number-columns-spanned="2" table:number-rows-spanned="1">
            <text:p>rjcting</text:p>
          </table:table-cell>
          <table:covered-table-cell table:style-name="ce19"/>
          <table:table-cell table:number-columns-repeated="1008"/>
        </table:table-row>
        <table:table-row table:style-name="ro2">
          <table:covered-table-cell table:style-name="ce3"/>
          <table:covered-table-cell table:style-name="ce7"/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style-name="ce14" office:value-type="string">
            <text:p>leggality</text:p>
          </table:table-cell>
          <table:table-cell table:style-name="ce14" office:value-type="string">
            <text:p>excp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View</text:p>
          </table:table-cell>
          <table:table-cell table:style-name="ce4" office:value-type="string">
            <text:p>lvChn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E3]=&quot;Should Not Happen&quot;;[.E3]=&quot;Not Allowed&quot;); &quot;Illegal&quot;; IF([.E3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Allowed</text:p>
          </table:table-cell>
          <table:table-cell table:style-name="ce15" table:formula="of:=IF(OR([.G3]=&quot;Should Not Happen&quot;;[.G3]=&quot;Not Allowed&quot;); &quot;Illegal&quot;; IF([.G3]=&quot;Could Happen&quot;; &quot;Ignore&quot;; &quot;&quot;))">
            <text:p/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Not Allowed</text:p>
          </table:table-cell>
          <table:table-cell table:style-name="ce15" table:formula="of:=IF(OR([.O3]=&quot;Should Not Happen&quot;;[.O3]=&quot;Not Allowed&quot;); &quot;Illegal&quot;; IF([.O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Clsed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4]=&quot;Should Not Happen&quot;;[.C4]=&quot;Not Allowed&quot;); &quot;Illegal&quot;; IF([.C4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7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G4]=&quot;Should Not Happen&quot;;[.G4]=&quot;Not Allowed&quot;); &quot;Illegal&quot;; IF([.G4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4]=&quot;Should Not Happen&quot;;[.I4]=&quot;Not Allowed&quot;); &quot;Illegal&quot;; IF([.I4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O4]=&quot;Should Not Happen&quot;;[.O4]=&quot;Not Allowed&quot;); &quot;Illegal&quot;; IF([.O4]=&quot;Could Happen&quot;; &quot;Ignore&quot;; &quot;&quot;))">
            <text:p/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seshClsed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E5]=&quot;Should Not Happen&quot;;[.E5]=&quot;Not Allowed&quot;); &quot;Illegal&quot;; IF([.E5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G5]=&quot;Should Not Happen&quot;;[.G5]=&quot;Not Allowed&quot;); &quot;Illegal&quot;; IF([.G5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7" table:content-validation-name="val1" office:value-type="string">
            <text:p>Could Happen</text:p>
          </table:table-cell>
          <table:table-cell table:style-name="ce15" table:formula="of:=IF(OR([.K5]=&quot;Should Not Happen&quot;;[.K5]=&quot;Not Allowed&quot;); &quot;Illegal&quot;; IF([.K5]=&quot;Could Happen&quot;; &quot;Ignore&quot;; &quot;&quot;))" office:value-type="string" office:string-value="Ignore">
            <text:p>Ignore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O5]=&quot;Should Not Happen&quot;;[.O5]=&quot;Not Allowed&quot;); &quot;Illegal&quot;; IF([.O5]=&quot;Could Happen&quot;; &quot;Ignore&quot;; &quot;&quot;))">
            <text:p/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Joining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6]=&quot;Should Not Happen&quot;;[.C6]=&quot;Not Allowed&quot;); &quot;Illegal&quot;; IF([.C6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6]=&quot;Should Not Happen&quot;;[.I6]=&quot;Not Allowed&quot;); &quot;Illegal&quot;; IF([.I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6]=&quot;Should Not Happen&quot;;[.O6]=&quot;Not Allowed&quot;); &quot;Illegal&quot;; IF([.O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Join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7]=&quot;Should Not Happen&quot;;[.G7]=&quot;Not Allowed&quot;); &quot;Illegal&quot;; IF([.G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7]=&quot;Should Not Happen&quot;;[.I7]=&quot;Not Allowed&quot;); &quot;Illegal&quot;; IF([.I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7]=&quot;Should Not Happen&quot;;[.O7]=&quot;Not Allowed&quot;); &quot;Illegal&quot;; IF([.O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9" office:value-type="string">
            <text:p>chnlJoinedFail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8]=&quot;Should Not Happen&quot;;[.G8]=&quot;Not Allowed&quot;); &quot;Illegal&quot;; IF([.G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8]=&quot;Should Not Happen&quot;;[.I8]=&quot;Not Allowed&quot;); &quot;Illegal&quot;; IF([.I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8]=&quot;Should Not Happen&quot;;[.O8]=&quot;Not Allowed&quot;); &quot;Illegal&quot;; IF([.O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Rjcting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C9]=&quot;Should Not Happen&quot;;[.C9]=&quot;Not Allowed&quot;); &quot;Illegal&quot;; IF([.C9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9]=&quot;Should Not Happen&quot;;[.G9]=&quot;Not Allowed&quot;); &quot;Illegal&quot;; IF([.G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9]=&quot;Should Not Happen&quot;;[.I9]=&quot;Not Allowed&quot;); &quot;Illegal&quot;; IF([.I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9]=&quot;Should Not Happen&quot;;[.O9]=&quot;Not Allowed&quot;); &quot;Illegal&quot;; IF([.O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Rject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10]=&quot;Should Not Happen&quot;;[.E10]=&quot;Not Allowed&quot;); &quot;Illegal&quot;; IF([.E10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0]=&quot;Should Not Happen&quot;;[.G10]=&quot;Not Allowed&quot;); &quot;Illegal&quot;; IF([.G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10]=&quot;Should Not Happen&quot;;[.I10]=&quot;Not Allowed&quot;); &quot;Illegal&quot;; IF([.I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0]=&quot;Should Not Happen&quot;;[.O10]=&quot;Not Allowed&quot;); &quot;Illegal&quot;; IF([.O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RjctFail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E11]=&quot;Should Not Happen&quot;;[.E11]=&quot;Not Allowed&quot;); &quot;Illegal&quot;; IF([.E11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1]=&quot;Should Not Happen&quot;;[.G11]=&quot;Not Allowed&quot;); &quot;Illegal&quot;; IF([.G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I11]=&quot;Should Not Happen&quot;;[.I11]=&quot;Not Allowed&quot;); &quot;Illegal&quot;; IF([.I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1]=&quot;Should Not Happen&quot;;[.O11]=&quot;Not Allowed&quot;); &quot;Illegal&quot;; IF([.O1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Lft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2]=&quot;Should Not Happen&quot;;[.G12]=&quot;Not Allowed&quot;); &quot;Illegal&quot;; IF([.G12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12]=&quot;Should Not Happen&quot;;[.I12]=&quot;Not Allowed&quot;); &quot;Illegal&quot;; IF([.I12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2]=&quot;Should Not Happen&quot;;[.O12]=&quot;Not Allowed&quot;); &quot;Illegal&quot;; IF([.O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LvFail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G13]=&quot;Should Not Happen&quot;;[.G13]=&quot;Not Allowed&quot;); &quot;Illegal&quot;; IF([.G13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5" table:formula="of:=IF(OR([.I13]=&quot;Should Not Happen&quot;;[.I13]=&quot;Not Allowed&quot;); &quot;Illegal&quot;; IF([.I13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3]=&quot;Should Not Happen&quot;;[.O13]=&quot;Not Allowed&quot;); &quot;Illegal&quot;; IF([.O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4" office:value-type="string">
            <text:p>AudChnlIntfForSesh</text:p>
          </table:table-cell>
          <table:table-cell table:style-name="ce8" office:value-type="string">
            <text:p>chnlCmdRcved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23" table:content-validation-name="val1" office:value-type="string">
            <text:p>Normal</text:p>
          </table:table-cell>
          <table:table-cell table:style-name="ce17" table:formula="of:=IF(OR([.E14]=&quot;Should Not Happen&quot;;[.E14]=&quot;Not Allowed&quot;); &quot;Illegal&quot;; IF([.E14]=&quot;Could Happen&quot;; &quot;Ignore&quot;; &quot;&quot;))">
            <text:p/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23" table:content-validation-name="val1" office:value-type="string">
            <text:p>Normal</text:p>
          </table:table-cell>
          <table:table-cell table:style-name="ce15" table:formula="of:=IF(OR([.I14]=&quot;Should Not Happen&quot;;[.I14]=&quot;Not Allowed&quot;); &quot;Illegal&quot;; IF([.I14]=&quot;Could Happen&quot;; &quot;Ignore&quot;; &quot;&quot;))">
            <text:p/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style-name="ce17" table:content-validation-name="val1" office:value-type="string">
            <text:p>Should Not Happen</text:p>
          </table:table-cell>
          <table:table-cell table:style-name="ce15" table:formula="of:=IF(OR([.O14]=&quot;Should Not Happen&quot;;[.O14]=&quot;Not Allowed&quot;); &quot;Illegal&quot;; IF([.O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2">
          <table:table-cell table:style-name="ce5" office:value-type="string">
            <text:p>AudChnlIntfForSesh</text:p>
          </table:table-cell>
          <table:table-cell table:style-name="ce10" office:value-type="string">
            <text:p>chnlDscned</text:p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C15]=&quot;Should Not Happen&quot;;[.C15]=&quot;Not Allowed&quot;); &quot;Illegal&quot;; IF([.C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E15]=&quot;Should Not Happen&quot;;[.E15]=&quot;Not Allowed&quot;); &quot;Illegal&quot;; IF([.E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I15]=&quot;Should Not Happen&quot;;[.I15]=&quot;Not Allowed&quot;); &quot;Illegal&quot;; IF([.I15]=&quot;Could Happen&quot;; &quot;Ignore&quot;; &quot;&quot;))">
            <text:p/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K15]=&quot;Should Not Happen&quot;;[.K15]=&quot;Not Allowed&quot;); &quot;Illegal&quot;; IF([.K15]=&quot;Could Happen&quot;; &quot;Ignore&quot;; &quot;&quot;))">
            <text:p/>
          </table:table-cell>
          <table:table-cell table:style-name="ce22" table:content-validation-name="val1" office:value-type="string">
            <text:p>Should Not Happen</text:p>
          </table:table-cell>
          <table:table-cell table:style-name="ce22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style-name="ce18" table:content-validation-name="val1" office:value-type="string">
            <text:p>Normal</text:p>
          </table:table-cell>
          <table:table-cell table:style-name="ce22" table:formula="of:=IF(OR([.O15]=&quot;Should Not Happen&quot;;[.O15]=&quot;Not Allowed&quot;); &quot;Illegal&quot;; IF([.O15]=&quot;Could Happen&quot;; &quot;Ignore&quot;; &quot;&quot;))">
            <text:p/>
          </table:table-cell>
          <table:table-cell table:number-columns-repeated="1008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2"/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eckMethods" table:style-name="ta1">
        <table:table-column-group table:display="false">
          <table:table-column table:style-name="co3" table:visibility="collapse" table:default-cell-style-name="ce4"/>
        </table:table-column-group>
        <table:table-column table:style-name="co9" table:default-cell-style-name="ce8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23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8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-group table:display="false">
          <table:table-column table:style-name="co4" table:visibility="collapse" table:default-cell-style-name="ce17"/>
        </table:table-column-group>
        <table:table-column table:style-name="co5" table:default-cell-style-name="ce15"/>
        <table:table-column table:style-name="co7" table:default-cell-style-name="Default"/>
        <table:table-column table:style-name="co10" table:default-cell-style-name="Default"/>
        <table:table-column-group>
          <table:table-column table:style-name="co11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3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4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16" table:default-cell-style-name="Default"/>
          <table:table-column table:style-name="co12" table:default-cell-style-name="Default"/>
          <table:table-column table:style-name="co7" table:default-cell-style-name="Default"/>
        </table:table-column-group>
        <table:table-column-group>
          <table:table-column table:style-name="co17" table:default-cell-style-name="Default"/>
          <table:table-column table:style-name="co18" table:default-cell-style-name="Default"/>
          <table:table-column table:style-name="co15" table:default-cell-style-name="Default"/>
        </table:table-column-group>
        <table:table-column-group>
          <table:table-column table:style-name="co19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-group>
          <table:table-column table:style-name="co20" table:default-cell-style-name="Default"/>
          <table:table-column table:style-name="co12" table:default-cell-style-name="Default"/>
          <table:table-column table:style-name="co15" table:default-cell-style-name="Default"/>
        </table:table-column-group>
        <table:table-column table:style-name="co15" table:default-cell-style-name="Default"/>
        <table:table-column table:style-name="co7" table:default-cell-style-name="Default"/>
        <table:table-row table:style-name="ro3">
          <table:table-cell table:style-name="ce3" table:formula="of:=[$channel.$A$1]" office:value-type="string" office:string-value="Interface" table:number-columns-spanned="1" table:number-rows-spanned="2">
            <text:p>Interface</text:p>
          </table:table-cell>
          <table:table-cell table:style-name="ce7" table:formula="of:=[$channel.$B$1]" office:value-type="string" office:string-value="Method" table:number-columns-spanned="1" table:number-rows-spanned="2">
            <text:p>Method</text:p>
          </table:table-cell>
          <table:table-cell table:style-name="ce13" table:formula="of:=[$channel.$C$1]" office:value-type="string" office:string-value="init" table:number-columns-spanned="2" table:number-rows-spanned="1">
            <text:p>init</text:p>
          </table:table-cell>
          <table:covered-table-cell table:style-name="ce19"/>
          <table:table-cell table:style-name="ce13" table:formula="of:=[$channel.$E$1]" office:value-type="string" office:string-value="joining" table:number-columns-spanned="2" table:number-rows-spanned="1">
            <text:p>joining</text:p>
          </table:table-cell>
          <table:covered-table-cell table:style-name="ce19"/>
          <table:table-cell table:style-name="ce13" table:formula="of:=[$channel.$G$1]" office:value-type="string" office:string-value="joined" table:number-columns-spanned="2" table:number-rows-spanned="1">
            <text:p>joined</text:p>
          </table:table-cell>
          <table:covered-table-cell table:style-name="ce19"/>
          <table:table-cell table:style-name="ce13" table:formula="of:=[$channel.$I$1]" office:value-type="string" office:string-value="lving" table:number-columns-spanned="2" table:number-rows-spanned="1">
            <text:p>lving</text:p>
          </table:table-cell>
          <table:covered-table-cell table:style-name="ce19"/>
          <table:table-cell table:style-name="ce13" table:formula="of:=[$channel.$K$1]" office:value-type="string" office:string-value="clsed" table:number-columns-spanned="2" table:number-rows-spanned="1">
            <text:p>clsed</text:p>
          </table:table-cell>
          <table:covered-table-cell table:style-name="ce19"/>
          <table:table-cell table:style-name="ce13" table:formula="of:=[$channel.$M$1]" office:value-type="string" office:string-value="dscned" table:number-columns-spanned="2" table:number-rows-spanned="1">
            <text:p>dscned</text:p>
          </table:table-cell>
          <table:covered-table-cell table:style-name="ce19"/>
          <table:table-cell table:style-name="ce13" table:formula="of:=[$channel.$O$1]" office:value-type="string" office:string-value="rjcting" table:number-columns-spanned="2" table:number-rows-spanned="1">
            <text:p>rjcting</text:p>
          </table:table-cell>
          <table:covered-table-cell table:style-name="ce19"/>
          <table:table-cell table:number-columns-repeated="25"/>
        </table:table-row>
        <table:table-row table:style-name="ro3">
          <table:covered-table-cell table:style-name="ce3"/>
          <table:covered-table-cell table:style-name="ce7"/>
          <table:table-cell table:style-name="ce14" table:formula="of:=[$channel.$C$2]" office:value-type="string" office:string-value="leggality">
            <text:p>leggality</text:p>
          </table:table-cell>
          <table:table-cell table:style-name="ce14" table:formula="of:=[$channel.$D$2]" office:value-type="string" office:string-value="excp">
            <text:p>excp</text:p>
          </table:table-cell>
          <table:table-cell table:style-name="ce14" table:formula="of:=[$channel.$E$2]" office:value-type="string" office:string-value="leggality">
            <text:p>leggality</text:p>
          </table:table-cell>
          <table:table-cell table:style-name="ce14" table:formula="of:=[$channel.$F$2]" office:value-type="string" office:string-value="excp">
            <text:p>excp</text:p>
          </table:table-cell>
          <table:table-cell table:style-name="ce14" table:formula="of:=[$channel.$G$2]" office:value-type="string" office:string-value="leggality">
            <text:p>leggality</text:p>
          </table:table-cell>
          <table:table-cell table:style-name="ce14" table:formula="of:=[$channel.$H$2]" office:value-type="string" office:string-value="excp">
            <text:p>excp</text:p>
          </table:table-cell>
          <table:table-cell table:style-name="ce14" table:formula="of:=[$channel.$I$2]" office:value-type="string" office:string-value="leggality">
            <text:p>leggality</text:p>
          </table:table-cell>
          <table:table-cell table:style-name="ce14" table:formula="of:=[$channel.$J$2]" office:value-type="string" office:string-value="excp">
            <text:p>excp</text:p>
          </table:table-cell>
          <table:table-cell table:style-name="ce14" table:formula="of:=[$channel.$K$2]" office:value-type="string" office:string-value="leggality">
            <text:p>leggality</text:p>
          </table:table-cell>
          <table:table-cell table:style-name="ce14" table:formula="of:=[$channel.$L$2]" office:value-type="string" office:string-value="excp">
            <text:p>excp</text:p>
          </table:table-cell>
          <table:table-cell table:style-name="ce14" table:formula="of:=[$channel.$M$2]" office:value-type="string" office:string-value="leggality">
            <text:p>leggality</text:p>
          </table:table-cell>
          <table:table-cell table:style-name="ce14" table:formula="of:=[$channel.$N$2]" office:value-type="string" office:string-value="excp">
            <text:p>excp</text:p>
          </table:table-cell>
          <table:table-cell table:style-name="ce14" table:formula="of:=[$channel.$O$2]" office:value-type="string" office:string-value="leggality">
            <text:p>leggality</text:p>
          </table:table-cell>
          <table:table-cell table:style-name="ce14" table:formula="of:=[$channel.$P$2]" office:value-type="string" office:string-value="excp">
            <text:p>excp</text:p>
          </table:table-cell>
          <table:table-cell table:number-columns-repeated="25"/>
        </table:table-row>
        <table:table-row table:style-name="ro3">
          <table:table-cell table:formula="of:=[$channel.$A$3]" office:value-type="string" office:string-value="AudChnlIntfForView">
            <text:p>AudChnlIntfForView</text:p>
          </table:table-cell>
          <table:table-cell table:style-name="ce4" table:formula="of:=[$channel.$B$3]" office:value-type="string" office:string-value="lvChnl">
            <text:p>lvChnl</text:p>
          </table:table-cell>
          <table:table-cell table:style-name="ce15" table:content-validation-name="val1" table:formula="of:=[$channel.$C$3]" office:value-type="string" office:string-value="Not Allowed">
            <text:p>Not Allowed</text:p>
          </table:table-cell>
          <table:table-cell table:formula="of:=[$channel.$D$3]" office:value-type="string" office:string-value="Illegal">
            <text:p>Illegal</text:p>
          </table:table-cell>
          <table:table-cell table:style-name="ce15" table:content-validation-name="val1" table:formula="of:=[$channel.$E$3]" office:value-type="string" office:string-value="Not Allowed">
            <text:p>Not Allowed</text:p>
          </table:table-cell>
          <table:table-cell table:formula="of:=[$channel.$F$3]" office:value-type="string" office:string-value="Illegal">
            <text:p>Illegal</text:p>
          </table:table-cell>
          <table:table-cell table:style-name="ce23" table:content-validation-name="val1" table:formula="of:=[$channel.$G$3]" office:value-type="string" office:string-value="Allowed">
            <text:p>Allowed</text:p>
          </table:table-cell>
          <table:table-cell table:formula="of:=[$channel.$H$3]">
            <text:p/>
          </table:table-cell>
          <table:table-cell table:style-name="ce15" table:content-validation-name="val1" table:formula="of:=[$channel.$I$3]" office:value-type="string" office:string-value="Not Allowed">
            <text:p>Not Allowed</text:p>
          </table:table-cell>
          <table:table-cell table:formula="of:=[$channel.$J$3]" office:value-type="string" office:string-value="Illegal">
            <text:p>Illegal</text:p>
          </table:table-cell>
          <table:table-cell table:style-name="ce15" table:content-validation-name="val1" table:formula="of:=[$channel.$K$3]" office:value-type="string" office:string-value="Not Allowed">
            <text:p>Not Allowed</text:p>
          </table:table-cell>
          <table:table-cell table:formula="of:=[$channel.$L$3]" office:value-type="string" office:string-value="Illegal">
            <text:p>Illegal</text:p>
          </table:table-cell>
          <table:table-cell table:style-name="ce15" table:content-validation-name="val1" table:formula="of:=[$channel.$M$3]" office:value-type="string" office:string-value="Not Allowed">
            <text:p>Not Allowed</text:p>
          </table:table-cell>
          <table:table-cell table:formula="of:=[$channel.$N$3]" office:value-type="string" office:string-value="Illegal">
            <text:p>Illegal</text:p>
          </table:table-cell>
          <table:table-cell table:style-name="ce15" table:content-validation-name="val1" table:formula="of:=[$channel.$O$3]" office:value-type="string" office:string-value="Not Allowed">
            <text:p>Not Allowed</text:p>
          </table:table-cell>
          <table:table-cell table:formula="of:=[$channel.$P$3]" office:value-type="string" office:string-value="Illegal">
            <text:p>Illegal</text:p>
          </table:table-cell>
          <table:table-cell/>
          <table:table-cell table:formula="of:=&quot;void checkStatus&quot;&amp;[.B3]&amp;&quot;(){&quot;" office:value-type="string" office:string-value="void checkStatuslvChnl(){">
            <text:p>void checkStatuslvChnl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3]=&quot;Illegal&quot;; &quot;throw new CumExcpIllegalChnlState(chnlName, chnlStatus.name());&quot;;IF([.D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3]=&quot;Illegal&quot;; &quot;throw new CumExcpIllegalChnlState(chnlName, chnlStatus.name());&quot;;IF([.F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3]=&quot;Illegal&quot;; &quot;throw new CumExcpIllegalChnlState(chnlName, chnlStatus.name());&quot;;IF([.H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3]=&quot;Illegal&quot;; &quot;throw new CumExcpIllegalChnlState(chnlName, chnlStatus.name());&quot;;IF([.J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3]=&quot;Illegal&quot;; &quot;throw new CumExcpIllegalChnlState(chnlName, chnlStatus.name());&quot;;IF([.L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3]=&quot;Illegal&quot;; &quot;throw new CumExcpIllegalChnlState(chnlName, chnlStatus.name());&quot;;IF([.N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3]=&quot;Illegal&quot;; &quot;throw new CumExcpIllegalChnlState(chnlName, chnlStatus.name());&quot;;IF([.P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3];[.S3];[.T3];[.U3];[.V3];[.W3];[.X3];[.Y3];[.Z3];[.AA3];[.AB3];[.AC3];[.AD3];[.AE3];[.AF3];[.AG3];[.AH3];[.AI3];[.AJ3];[.AK3];[.AL3];[.AM3];[.AN3])" office:value-type="string" office:string-value="void checkStatuslvChnl(){if(chnlStatus == Status.init){throw new CumExcpIllegalChnlState(chnlName, chnlStatus.name());}else if(chnlStatus == Status.joining){throw new CumExcpIllegalChnlState(chnlName, chnlStatus.name());}else if(chnlStatus == Status.joined){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lvChnl(){if(chnlStatus == Status.init){throw new CumExcpIllegalChnlState(chnlName, chnlStatus.name());}else if(chnlStatus == Status.joining){throw new CumExcpIllegalChnlState(chnlName, chnlStatus.name());}else if(chnlStatus == Status.joined){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4]" office:value-type="string" office:string-value="AudChnlIntfForSesh">
            <text:p>AudChnlIntfForSesh</text:p>
          </table:table-cell>
          <table:table-cell table:formula="of:=[$channel.$B$4]" office:value-type="string" office:string-value="chnlClsed">
            <text:p>chnlClsed</text:p>
          </table:table-cell>
          <table:table-cell table:style-name="ce16" table:content-validation-name="val1" table:formula="of:=[$channel.$C$4]" office:value-type="string" office:string-value="Normal">
            <text:p>Normal</text:p>
          </table:table-cell>
          <table:table-cell table:formula="of:=[$channel.$D$4]">
            <text:p/>
          </table:table-cell>
          <table:table-cell table:style-name="ce16" table:content-validation-name="val1" table:formula="of:=[$channel.$E$4]" office:value-type="string" office:string-value="Normal">
            <text:p>Normal</text:p>
          </table:table-cell>
          <table:table-cell table:style-name="ce17" table:formula="of:=[$channel.$F$4]">
            <text:p/>
          </table:table-cell>
          <table:table-cell table:style-name="ce16" table:content-validation-name="val1" table:formula="of:=[$channel.$G$4]" office:value-type="string" office:string-value="Normal">
            <text:p>Normal</text:p>
          </table:table-cell>
          <table:table-cell table:formula="of:=[$channel.$H$4]">
            <text:p/>
          </table:table-cell>
          <table:table-cell table:style-name="ce16" table:content-validation-name="val1" table:formula="of:=[$channel.$I$4]" office:value-type="string" office:string-value="Normal">
            <text:p>Normal</text:p>
          </table:table-cell>
          <table:table-cell table:formula="of:=[$channel.$J$4]">
            <text:p/>
          </table:table-cell>
          <table:table-cell table:style-name="ce16" table:content-validation-name="val1" table:formula="of:=[$channel.$K$4]" office:value-type="string" office:string-value="Should Not Happen">
            <text:p>Should Not Happen</text:p>
          </table:table-cell>
          <table:table-cell table:formula="of:=[$channel.$L$4]" office:value-type="string" office:string-value="Illegal">
            <text:p>Illegal</text:p>
          </table:table-cell>
          <table:table-cell table:content-validation-name="val1" table:formula="of:=[$channel.$M$4]" office:value-type="string" office:string-value="Should Not Happen">
            <text:p>Should Not Happen</text:p>
          </table:table-cell>
          <table:table-cell table:formula="of:=[$channel.$N$4]" office:value-type="string" office:string-value="Illegal">
            <text:p>Illegal</text:p>
          </table:table-cell>
          <table:table-cell table:style-name="ce16" table:content-validation-name="val1" table:formula="of:=[$channel.$O$4]" office:value-type="string" office:string-value="Normal">
            <text:p>Normal</text:p>
          </table:table-cell>
          <table:table-cell table:formula="of:=[$channel.$P$4]">
            <text:p/>
          </table:table-cell>
          <table:table-cell/>
          <table:table-cell table:formula="of:=&quot;void checkStatus&quot;&amp;[.B4]&amp;&quot;(){&quot;" office:value-type="string" office:string-value="void checkStatuschnlClsed(){">
            <text:p>void checkStatuschnl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4]=&quot;Illegal&quot;; &quot;throw new CumExcpIllegalChnlState(chnlName, chnlStatus.name());&quot;;IF([.D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4]=&quot;Illegal&quot;; &quot;throw new CumExcpIllegalChnlState(chnlName, chnlStatus.name());&quot;;IF([.F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4]=&quot;Illegal&quot;; &quot;throw new CumExcpIllegalChnlState(chnlName, chnlStatus.name());&quot;;IF([.H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4]=&quot;Illegal&quot;; &quot;throw new CumExcpIllegalChnlState(chnlName, chnlStatus.name());&quot;;IF([.J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4]=&quot;Illegal&quot;; &quot;throw new CumExcpIllegalChnlState(chnlName, chnlStatus.name());&quot;;IF([.L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4]=&quot;Illegal&quot;; &quot;throw new CumExcpIllegalChnlState(chnlName, chnlStatus.name());&quot;;IF([.N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4]=&quot;Illegal&quot;; &quot;throw new CumExcpIllegalChnlState(chnlName, chnlStatus.name());&quot;;IF([.P4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4];[.S4];[.T4];[.U4];[.V4];[.W4];[.X4];[.Y4];[.Z4];[.AA4];[.AB4];[.AC4];[.AD4];[.AE4];[.AF4];[.AG4];[.AH4];[.AI4];[.AJ4];[.AK4];[.AL4];[.AM4];[.AN4])" office:value-type="string" office:string-value="void checkStatuschnlClsed(){if(chnlStatus == Status.init){}else if(chnlStatus == Status.joining){}else if(chnlStatus == Status.joined){}else if(chnlStatus == Status.lving){}else if(chnlStatus == Status.clsed){throw new CumExcpIllegalChnlState(chnlName, chnlStatus.name());}else if(chnlStatus == Status.dscned){throw new CumExcpIllegalChnlState(chnlName, chnlStatus.name());}else if(chnlStatus == Status.rjcting){}}">
            <text:p>void checkStatuschnlClsed(){if(chnlStatus == Status.init){}else if(chnlStatus == Status.joining){}else if(chnlStatus == Status.joined){}else if(chnlStatus == Status.lving){}else if(chnlStatus == Status.clsed){throw new CumExcpIllegalChnlState(chnlName, chnlStatus.name());}else if(chnlStatus == Status.dscned){throw new CumExcpIllegalChnlState(chnlName, chnlStatus.name());}else if(chnlStatus == Status.rjcting){}}</text:p>
          </table:table-cell>
        </table:table-row>
        <table:table-row table:style-name="ro3">
          <table:table-cell table:formula="of:=[$channel.$A$5]" office:value-type="string" office:string-value="AudChnlIntfForSesh">
            <text:p>AudChnlIntfForSesh</text:p>
          </table:table-cell>
          <table:table-cell table:formula="of:=[$channel.$B$5]" office:value-type="string" office:string-value="seshClsed">
            <text:p>seshClsed</text:p>
          </table:table-cell>
          <table:table-cell table:style-name="ce16" table:content-validation-name="val1" table:formula="of:=[$channel.$C$5]" office:value-type="string" office:string-value="Normal">
            <text:p>Normal</text:p>
          </table:table-cell>
          <table:table-cell table:formula="of:=[$channel.$D$5]">
            <text:p/>
          </table:table-cell>
          <table:table-cell table:style-name="ce16" table:content-validation-name="val1" table:formula="of:=[$channel.$E$5]" office:value-type="string" office:string-value="Normal">
            <text:p>Normal</text:p>
          </table:table-cell>
          <table:table-cell table:formula="of:=[$channel.$F$5]">
            <text:p/>
          </table:table-cell>
          <table:table-cell table:style-name="ce16" table:content-validation-name="val1" table:formula="of:=[$channel.$G$5]" office:value-type="string" office:string-value="Normal">
            <text:p>Normal</text:p>
          </table:table-cell>
          <table:table-cell table:formula="of:=[$channel.$H$5]">
            <text:p/>
          </table:table-cell>
          <table:table-cell table:style-name="ce16" table:content-validation-name="val1" table:formula="of:=[$channel.$I$5]" office:value-type="string" office:string-value="Normal">
            <text:p>Normal</text:p>
          </table:table-cell>
          <table:table-cell table:formula="of:=[$channel.$J$5]">
            <text:p/>
          </table:table-cell>
          <table:table-cell table:content-validation-name="val1" table:formula="of:=[$channel.$K$5]" office:value-type="string" office:string-value="Could Happen">
            <text:p>Could Happen</text:p>
          </table:table-cell>
          <table:table-cell table:formula="of:=[$channel.$L$5]" office:value-type="string" office:string-value="Ignore">
            <text:p>Ignore</text:p>
          </table:table-cell>
          <table:table-cell table:content-validation-name="val1" table:formula="of:=[$channel.$M$5]" office:value-type="string" office:string-value="Should Not Happen">
            <text:p>Should Not Happen</text:p>
          </table:table-cell>
          <table:table-cell table:formula="of:=[$channel.$N$5]" office:value-type="string" office:string-value="Illegal">
            <text:p>Illegal</text:p>
          </table:table-cell>
          <table:table-cell table:style-name="ce16" table:content-validation-name="val1" table:formula="of:=[$channel.$O$5]" office:value-type="string" office:string-value="Normal">
            <text:p>Normal</text:p>
          </table:table-cell>
          <table:table-cell table:formula="of:=[$channel.$P$5]">
            <text:p/>
          </table:table-cell>
          <table:table-cell/>
          <table:table-cell table:formula="of:=&quot;void checkStatus&quot;&amp;[.B5]&amp;&quot;(){&quot;" office:value-type="string" office:string-value="void checkStatusseshClsed(){">
            <text:p>void checkStatusseshCls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5]=&quot;Illegal&quot;; &quot;throw new CumExcpIllegalChnlState(chnlName, chnlStatus.name());&quot;;IF([.D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5]=&quot;Illegal&quot;; &quot;throw new CumExcpIllegalChnlState(chnlName, chnlStatus.name());&quot;;IF([.F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5]=&quot;Illegal&quot;; &quot;throw new CumExcpIllegalChnlState(chnlName, chnlStatus.name());&quot;;IF([.H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5]=&quot;Illegal&quot;; &quot;throw new CumExcpIllegalChnlState(chnlName, chnlStatus.name());&quot;;IF([.J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5]=&quot;Illegal&quot;; &quot;throw new CumExcpIllegalChnlState(chnlName, chnlStatus.name());&quot;;IF([.L5]=&quot;Ignore&quot;; &quot;throw new CumExcpIgnoreChnlState(chnlName, chnlStatus.name());&quot;; &quot;&quot;))" office:value-type="string" office:string-value="throw new CumExcpIgnoreChnlState(chnlName, chnlStatus.name());">
            <text:p>throw new CumExcpIgnore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5]=&quot;Illegal&quot;; &quot;throw new CumExcpIllegalChnlState(chnlName, chnlStatus.name());&quot;;IF([.N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5]=&quot;Illegal&quot;; &quot;throw new CumExcpIllegalChnlState(chnlName, chnlStatus.name());&quot;;IF([.P5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5];[.S5];[.T5];[.U5];[.V5];[.W5];[.X5];[.Y5];[.Z5];[.AA5];[.AB5];[.AC5];[.AD5];[.AE5];[.AF5];[.AG5];[.AH5];[.AI5];[.AJ5];[.AK5];[.AL5];[.AM5];[.AN5])" office:value-type="string" office:string-value="void checkStatusseshClsed(){if(chnlStatus == Status.init){}else if(chnlStatus == Status.joining){}else if(chnlStatus == Status.joined){}else if(chnlStatus == Status.lving){}else if(chnlStatus == Status.clsed){throw new CumExcpIgnoreChnlState(chnlName, chnlStatus.name());}else if(chnlStatus == Status.dscned){throw new CumExcpIllegalChnlState(chnlName, chnlStatus.name());}else if(chnlStatus == Status.rjcting){}}">
            <text:p>void checkStatusseshClsed(){if(chnlStatus == Status.init){}else if(chnlStatus == Status.joining){}else if(chnlStatus == Status.joined){}else if(chnlStatus == Status.lving){}else if(chnlStatus == Status.clsed){throw new CumExcpIgnoreChnlState(chnlName, chnlStatus.name());}else if(chnlStatus == Status.dscned){throw new CumExcpIllegalChnlState(chnlName, chnlStatus.name());}else if(chnlStatus == Status.rjcting){}}</text:p>
          </table:table-cell>
        </table:table-row>
        <table:table-row table:style-name="ro3">
          <table:table-cell table:formula="of:=[$channel.$A$6]" office:value-type="string" office:string-value="AudChnlIntfForSesh">
            <text:p>AudChnlIntfForSesh</text:p>
          </table:table-cell>
          <table:table-cell table:formula="of:=[$channel.$B$6]" office:value-type="string" office:string-value="chnlJoining">
            <text:p>chnlJoining</text:p>
          </table:table-cell>
          <table:table-cell table:style-name="ce16" table:content-validation-name="val1" table:formula="of:=[$channel.$C$6]" office:value-type="string" office:string-value="Normal">
            <text:p>Normal</text:p>
          </table:table-cell>
          <table:table-cell table:formula="of:=[$channel.$D$6]">
            <text:p/>
          </table:table-cell>
          <table:table-cell table:style-name="ce17" table:content-validation-name="val1" table:formula="of:=[$channel.$E$6]" office:value-type="string" office:string-value="Should Not Happen">
            <text:p>Should Not Happen</text:p>
          </table:table-cell>
          <table:table-cell table:formula="of:=[$channel.$F$6]" office:value-type="string" office:string-value="Illegal">
            <text:p>Illegal</text:p>
          </table:table-cell>
          <table:table-cell table:content-validation-name="val1" table:formula="of:=[$channel.$G$6]" office:value-type="string" office:string-value="Should Not Happen">
            <text:p>Should Not Happen</text:p>
          </table:table-cell>
          <table:table-cell table:formula="of:=[$channel.$H$6]" office:value-type="string" office:string-value="Illegal">
            <text:p>Illegal</text:p>
          </table:table-cell>
          <table:table-cell table:content-validation-name="val1" table:formula="of:=[$channel.$I$6]" office:value-type="string" office:string-value="Should Not Happen">
            <text:p>Should Not Happen</text:p>
          </table:table-cell>
          <table:table-cell table:formula="of:=[$channel.$J$6]" office:value-type="string" office:string-value="Illegal">
            <text:p>Illegal</text:p>
          </table:table-cell>
          <table:table-cell table:content-validation-name="val1" table:formula="of:=[$channel.$K$6]" office:value-type="string" office:string-value="Should Not Happen">
            <text:p>Should Not Happen</text:p>
          </table:table-cell>
          <table:table-cell table:formula="of:=[$channel.$L$6]" office:value-type="string" office:string-value="Illegal">
            <text:p>Illegal</text:p>
          </table:table-cell>
          <table:table-cell table:content-validation-name="val1" table:formula="of:=[$channel.$M$6]" office:value-type="string" office:string-value="Should Not Happen">
            <text:p>Should Not Happen</text:p>
          </table:table-cell>
          <table:table-cell table:formula="of:=[$channel.$N$6]" office:value-type="string" office:string-value="Illegal">
            <text:p>Illegal</text:p>
          </table:table-cell>
          <table:table-cell table:content-validation-name="val1" table:formula="of:=[$channel.$O$6]" office:value-type="string" office:string-value="Should Not Happen">
            <text:p>Should Not Happen</text:p>
          </table:table-cell>
          <table:table-cell table:formula="of:=[$channel.$P$6]" office:value-type="string" office:string-value="Illegal">
            <text:p>Illegal</text:p>
          </table:table-cell>
          <table:table-cell/>
          <table:table-cell table:formula="of:=&quot;void checkStatus&quot;&amp;[.B6]&amp;&quot;(){&quot;" office:value-type="string" office:string-value="void checkStatuschnlJoining(){">
            <text:p>void checkStatuschnlJoining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6]=&quot;Illegal&quot;; &quot;throw new CumExcpIllegalChnlState(chnlName, chnlStatus.name());&quot;;IF([.D6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6]=&quot;Illegal&quot;; &quot;throw new CumExcpIllegalChnlState(chnlName, chnlStatus.name());&quot;;IF([.F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6]=&quot;Illegal&quot;; &quot;throw new CumExcpIllegalChnlState(chnlName, chnlStatus.name());&quot;;IF([.H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6]=&quot;Illegal&quot;; &quot;throw new CumExcpIllegalChnlState(chnlName, chnlStatus.name());&quot;;IF([.J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6]=&quot;Illegal&quot;; &quot;throw new CumExcpIllegalChnlState(chnlName, chnlStatus.name());&quot;;IF([.L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6]=&quot;Illegal&quot;; &quot;throw new CumExcpIllegalChnlState(chnlName, chnlStatus.name());&quot;;IF([.N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6]=&quot;Illegal&quot;; &quot;throw new CumExcpIllegalChnlState(chnlName, chnlStatus.name());&quot;;IF([.P6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6];[.S6];[.T6];[.U6];[.V6];[.W6];[.X6];[.Y6];[.Z6];[.AA6];[.AB6];[.AC6];[.AD6];[.AE6];[.AF6];[.AG6];[.AH6];[.AI6];[.AJ6];[.AK6];[.AL6];[.AM6];[.AN6])" office:value-type="string" office:string-value="void checkStatuschnlJoin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Join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7]" office:value-type="string" office:string-value="AudChnlIntfForSesh">
            <text:p>AudChnlIntfForSesh</text:p>
          </table:table-cell>
          <table:table-cell table:formula="of:=[$channel.$B$7]" office:value-type="string" office:string-value="chnlJoined">
            <text:p>chnlJoined</text:p>
          </table:table-cell>
          <table:table-cell table:content-validation-name="val1" table:formula="of:=[$channel.$C$7]" office:value-type="string" office:string-value="Should Not Happen">
            <text:p>Should Not Happen</text:p>
          </table:table-cell>
          <table:table-cell table:formula="of:=[$channel.$D$7]" office:value-type="string" office:string-value="Illegal">
            <text:p>Illegal</text:p>
          </table:table-cell>
          <table:table-cell table:content-validation-name="val1" table:formula="of:=[$channel.$E$7]" office:value-type="string" office:string-value="Normal">
            <text:p>Normal</text:p>
          </table:table-cell>
          <table:table-cell table:formula="of:=[$channel.$F$7]">
            <text:p/>
          </table:table-cell>
          <table:table-cell table:content-validation-name="val1" table:formula="of:=[$channel.$G$7]" office:value-type="string" office:string-value="Should Not Happen">
            <text:p>Should Not Happen</text:p>
          </table:table-cell>
          <table:table-cell table:formula="of:=[$channel.$H$7]" office:value-type="string" office:string-value="Illegal">
            <text:p>Illegal</text:p>
          </table:table-cell>
          <table:table-cell table:content-validation-name="val1" table:formula="of:=[$channel.$I$7]" office:value-type="string" office:string-value="Should Not Happen">
            <text:p>Should Not Happen</text:p>
          </table:table-cell>
          <table:table-cell table:formula="of:=[$channel.$J$7]" office:value-type="string" office:string-value="Illegal">
            <text:p>Illegal</text:p>
          </table:table-cell>
          <table:table-cell table:content-validation-name="val1" table:formula="of:=[$channel.$K$7]" office:value-type="string" office:string-value="Should Not Happen">
            <text:p>Should Not Happen</text:p>
          </table:table-cell>
          <table:table-cell table:formula="of:=[$channel.$L$7]" office:value-type="string" office:string-value="Illegal">
            <text:p>Illegal</text:p>
          </table:table-cell>
          <table:table-cell table:content-validation-name="val1" table:formula="of:=[$channel.$M$7]" office:value-type="string" office:string-value="Should Not Happen">
            <text:p>Should Not Happen</text:p>
          </table:table-cell>
          <table:table-cell table:formula="of:=[$channel.$N$7]" office:value-type="string" office:string-value="Illegal">
            <text:p>Illegal</text:p>
          </table:table-cell>
          <table:table-cell table:content-validation-name="val1" table:formula="of:=[$channel.$O$7]" office:value-type="string" office:string-value="Should Not Happen">
            <text:p>Should Not Happen</text:p>
          </table:table-cell>
          <table:table-cell table:formula="of:=[$channel.$P$7]" office:value-type="string" office:string-value="Illegal">
            <text:p>Illegal</text:p>
          </table:table-cell>
          <table:table-cell/>
          <table:table-cell table:formula="of:=&quot;void checkStatus&quot;&amp;[.B7]&amp;&quot;(){&quot;" office:value-type="string" office:string-value="void checkStatuschnlJoined(){">
            <text:p>void checkStatuschnlJoi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7]=&quot;Illegal&quot;; &quot;throw new CumExcpIllegalChnlState(chnlName, chnlStatus.name());&quot;;IF([.D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7]=&quot;Illegal&quot;; &quot;throw new CumExcpIllegalChnlState(chnlName, chnlStatus.name());&quot;;IF([.F7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7]=&quot;Illegal&quot;; &quot;throw new CumExcpIllegalChnlState(chnlName, chnlStatus.name());&quot;;IF([.H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7]=&quot;Illegal&quot;; &quot;throw new CumExcpIllegalChnlState(chnlName, chnlStatus.name());&quot;;IF([.J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7]=&quot;Illegal&quot;; &quot;throw new CumExcpIllegalChnlState(chnlName, chnlStatus.name());&quot;;IF([.L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7]=&quot;Illegal&quot;; &quot;throw new CumExcpIllegalChnlState(chnlName, chnlStatus.name());&quot;;IF([.N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7]=&quot;Illegal&quot;; &quot;throw new CumExcpIllegalChnlState(chnlName, chnlStatus.name());&quot;;IF([.P7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7];[.S7];[.T7];[.U7];[.V7];[.W7];[.X7];[.Y7];[.Z7];[.AA7];[.AB7];[.AC7];[.AD7];[.AE7];[.AF7];[.AG7];[.AH7];[.AI7];[.AJ7];[.AK7];[.AL7];[.AM7];[.AN7])" office:value-type="string" office:string-value="void checkStatuschnlJoin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Join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8]" office:value-type="string" office:string-value="AudChnlIntfForSesh">
            <text:p>AudChnlIntfForSesh</text:p>
          </table:table-cell>
          <table:table-cell table:style-name="ce9" table:formula="of:=[$channel.$B$8]" office:value-type="string" office:string-value="chnlJoinedFailed">
            <text:p>chnlJoinedFailed</text:p>
          </table:table-cell>
          <table:table-cell table:content-validation-name="val1" table:formula="of:=[$channel.$C$8]" office:value-type="string" office:string-value="Should Not Happen">
            <text:p>Should Not Happen</text:p>
          </table:table-cell>
          <table:table-cell table:formula="of:=[$channel.$D$8]" office:value-type="string" office:string-value="Illegal">
            <text:p>Illegal</text:p>
          </table:table-cell>
          <table:table-cell table:content-validation-name="val1" table:formula="of:=[$channel.$E$8]" office:value-type="string" office:string-value="Normal">
            <text:p>Normal</text:p>
          </table:table-cell>
          <table:table-cell table:formula="of:=[$channel.$F$8]">
            <text:p/>
          </table:table-cell>
          <table:table-cell table:content-validation-name="val1" table:formula="of:=[$channel.$G$8]" office:value-type="string" office:string-value="Should Not Happen">
            <text:p>Should Not Happen</text:p>
          </table:table-cell>
          <table:table-cell table:formula="of:=[$channel.$H$8]" office:value-type="string" office:string-value="Illegal">
            <text:p>Illegal</text:p>
          </table:table-cell>
          <table:table-cell table:content-validation-name="val1" table:formula="of:=[$channel.$I$8]" office:value-type="string" office:string-value="Should Not Happen">
            <text:p>Should Not Happen</text:p>
          </table:table-cell>
          <table:table-cell table:formula="of:=[$channel.$J$8]" office:value-type="string" office:string-value="Illegal">
            <text:p>Illegal</text:p>
          </table:table-cell>
          <table:table-cell table:content-validation-name="val1" table:formula="of:=[$channel.$K$8]" office:value-type="string" office:string-value="Should Not Happen">
            <text:p>Should Not Happen</text:p>
          </table:table-cell>
          <table:table-cell table:formula="of:=[$channel.$L$8]" office:value-type="string" office:string-value="Illegal">
            <text:p>Illegal</text:p>
          </table:table-cell>
          <table:table-cell table:content-validation-name="val1" table:formula="of:=[$channel.$M$8]" office:value-type="string" office:string-value="Should Not Happen">
            <text:p>Should Not Happen</text:p>
          </table:table-cell>
          <table:table-cell table:formula="of:=[$channel.$N$8]" office:value-type="string" office:string-value="Illegal">
            <text:p>Illegal</text:p>
          </table:table-cell>
          <table:table-cell table:content-validation-name="val1" table:formula="of:=[$channel.$O$8]" office:value-type="string" office:string-value="Should Not Happen">
            <text:p>Should Not Happen</text:p>
          </table:table-cell>
          <table:table-cell table:formula="of:=[$channel.$P$8]" office:value-type="string" office:string-value="Illegal">
            <text:p>Illegal</text:p>
          </table:table-cell>
          <table:table-cell/>
          <table:table-cell table:formula="of:=&quot;void checkStatus&quot;&amp;[.B8]&amp;&quot;(){&quot;" office:value-type="string" office:string-value="void checkStatuschnlJoinedFailed(){">
            <text:p>void checkStatuschnlJoined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8]=&quot;Illegal&quot;; &quot;throw new CumExcpIllegalChnlState(chnlName, chnlStatus.name());&quot;;IF([.D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8]=&quot;Illegal&quot;; &quot;throw new CumExcpIllegalChnlState(chnlName, chnlStatus.name());&quot;;IF([.F8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8]=&quot;Illegal&quot;; &quot;throw new CumExcpIllegalChnlState(chnlName, chnlStatus.name());&quot;;IF([.H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8]=&quot;Illegal&quot;; &quot;throw new CumExcpIllegalChnlState(chnlName, chnlStatus.name());&quot;;IF([.J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8]=&quot;Illegal&quot;; &quot;throw new CumExcpIllegalChnlState(chnlName, chnlStatus.name());&quot;;IF([.L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8]=&quot;Illegal&quot;; &quot;throw new CumExcpIllegalChnlState(chnlName, chnlStatus.name());&quot;;IF([.N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8]=&quot;Illegal&quot;; &quot;throw new CumExcpIllegalChnlState(chnlName, chnlStatus.name());&quot;;IF([.P8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8];[.S8];[.T8];[.U8];[.V8];[.W8];[.X8];[.Y8];[.Z8];[.AA8];[.AB8];[.AC8];[.AD8];[.AE8];[.AF8];[.AG8];[.AH8];[.AI8];[.AJ8];[.AK8];[.AL8];[.AM8];[.AN8])" office:value-type="string" office:string-value="void checkStatuschnlJoined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Joined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9]" office:value-type="string" office:string-value="AudChnlIntfForSesh">
            <text:p>AudChnlIntfForSesh</text:p>
          </table:table-cell>
          <table:table-cell table:formula="of:=[$channel.$B$9]" office:value-type="string" office:string-value="chnlRjcting">
            <text:p>chnlRjcting</text:p>
          </table:table-cell>
          <table:table-cell table:style-name="ce16" table:content-validation-name="val1" table:formula="of:=[$channel.$C$9]" office:value-type="string" office:string-value="Normal">
            <text:p>Normal</text:p>
          </table:table-cell>
          <table:table-cell table:formula="of:=[$channel.$D$9]">
            <text:p/>
          </table:table-cell>
          <table:table-cell table:style-name="ce17" table:content-validation-name="val1" table:formula="of:=[$channel.$E$9]" office:value-type="string" office:string-value="Should Not Happen">
            <text:p>Should Not Happen</text:p>
          </table:table-cell>
          <table:table-cell table:formula="of:=[$channel.$F$9]" office:value-type="string" office:string-value="Illegal">
            <text:p>Illegal</text:p>
          </table:table-cell>
          <table:table-cell table:content-validation-name="val1" table:formula="of:=[$channel.$G$9]" office:value-type="string" office:string-value="Should Not Happen">
            <text:p>Should Not Happen</text:p>
          </table:table-cell>
          <table:table-cell table:formula="of:=[$channel.$H$9]" office:value-type="string" office:string-value="Illegal">
            <text:p>Illegal</text:p>
          </table:table-cell>
          <table:table-cell table:content-validation-name="val1" table:formula="of:=[$channel.$I$9]" office:value-type="string" office:string-value="Should Not Happen">
            <text:p>Should Not Happen</text:p>
          </table:table-cell>
          <table:table-cell table:formula="of:=[$channel.$J$9]" office:value-type="string" office:string-value="Illegal">
            <text:p>Illegal</text:p>
          </table:table-cell>
          <table:table-cell table:content-validation-name="val1" table:formula="of:=[$channel.$K$9]" office:value-type="string" office:string-value="Should Not Happen">
            <text:p>Should Not Happen</text:p>
          </table:table-cell>
          <table:table-cell table:formula="of:=[$channel.$L$9]" office:value-type="string" office:string-value="Illegal">
            <text:p>Illegal</text:p>
          </table:table-cell>
          <table:table-cell table:content-validation-name="val1" table:formula="of:=[$channel.$M$9]" office:value-type="string" office:string-value="Should Not Happen">
            <text:p>Should Not Happen</text:p>
          </table:table-cell>
          <table:table-cell table:formula="of:=[$channel.$N$9]" office:value-type="string" office:string-value="Illegal">
            <text:p>Illegal</text:p>
          </table:table-cell>
          <table:table-cell table:content-validation-name="val1" table:formula="of:=[$channel.$O$9]" office:value-type="string" office:string-value="Should Not Happen">
            <text:p>Should Not Happen</text:p>
          </table:table-cell>
          <table:table-cell table:formula="of:=[$channel.$P$9]" office:value-type="string" office:string-value="Illegal">
            <text:p>Illegal</text:p>
          </table:table-cell>
          <table:table-cell/>
          <table:table-cell table:formula="of:=&quot;void checkStatus&quot;&amp;[.B9]&amp;&quot;(){&quot;" office:value-type="string" office:string-value="void checkStatuschnlRjcting(){">
            <text:p>void checkStatuschnlRjcting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9]=&quot;Illegal&quot;; &quot;throw new CumExcpIllegalChnlState(chnlName, chnlStatus.name());&quot;;IF([.D9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9]=&quot;Illegal&quot;; &quot;throw new CumExcpIllegalChnlState(chnlName, chnlStatus.name());&quot;;IF([.F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9]=&quot;Illegal&quot;; &quot;throw new CumExcpIllegalChnlState(chnlName, chnlStatus.name());&quot;;IF([.H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9]=&quot;Illegal&quot;; &quot;throw new CumExcpIllegalChnlState(chnlName, chnlStatus.name());&quot;;IF([.J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9]=&quot;Illegal&quot;; &quot;throw new CumExcpIllegalChnlState(chnlName, chnlStatus.name());&quot;;IF([.L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9]=&quot;Illegal&quot;; &quot;throw new CumExcpIllegalChnlState(chnlName, chnlStatus.name());&quot;;IF([.N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9]=&quot;Illegal&quot;; &quot;throw new CumExcpIllegalChnlState(chnlName, chnlStatus.name());&quot;;IF([.P9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9];[.S9];[.T9];[.U9];[.V9];[.W9];[.X9];[.Y9];[.Z9];[.AA9];[.AB9];[.AC9];[.AD9];[.AE9];[.AF9];[.AG9];[.AH9];[.AI9];[.AJ9];[.AK9];[.AL9];[.AM9];[.AN9])" office:value-type="string" office:string-value="void checkStatuschnlRjct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Rjcting(){if(chnlStatus == Status.init){}else if(chnlStatus == Status.joining){throw new CumExcpIllegalChnlState(chnlName, chnlStatus.name());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0]" office:value-type="string" office:string-value="AudChnlIntfForSesh">
            <text:p>AudChnlIntfForSesh</text:p>
          </table:table-cell>
          <table:table-cell table:formula="of:=[$channel.$B$10]" office:value-type="string" office:string-value="chnlRjected">
            <text:p>chnlRjected</text:p>
          </table:table-cell>
          <table:table-cell table:content-validation-name="val1" table:formula="of:=[$channel.$C$10]" office:value-type="string" office:string-value="Should Not Happen">
            <text:p>Should Not Happen</text:p>
          </table:table-cell>
          <table:table-cell table:formula="of:=[$channel.$D$10]" office:value-type="string" office:string-value="Illegal">
            <text:p>Illegal</text:p>
          </table:table-cell>
          <table:table-cell table:content-validation-name="val1" table:formula="of:=[$channel.$E$10]" office:value-type="string" office:string-value="Normal">
            <text:p>Normal</text:p>
          </table:table-cell>
          <table:table-cell table:formula="of:=[$channel.$F$10]">
            <text:p/>
          </table:table-cell>
          <table:table-cell table:content-validation-name="val1" table:formula="of:=[$channel.$G$10]" office:value-type="string" office:string-value="Should Not Happen">
            <text:p>Should Not Happen</text:p>
          </table:table-cell>
          <table:table-cell table:formula="of:=[$channel.$H$10]" office:value-type="string" office:string-value="Illegal">
            <text:p>Illegal</text:p>
          </table:table-cell>
          <table:table-cell table:content-validation-name="val1" table:formula="of:=[$channel.$I$10]" office:value-type="string" office:string-value="Should Not Happen">
            <text:p>Should Not Happen</text:p>
          </table:table-cell>
          <table:table-cell table:formula="of:=[$channel.$J$10]" office:value-type="string" office:string-value="Illegal">
            <text:p>Illegal</text:p>
          </table:table-cell>
          <table:table-cell table:content-validation-name="val1" table:formula="of:=[$channel.$K$10]" office:value-type="string" office:string-value="Should Not Happen">
            <text:p>Should Not Happen</text:p>
          </table:table-cell>
          <table:table-cell table:formula="of:=[$channel.$L$10]" office:value-type="string" office:string-value="Illegal">
            <text:p>Illegal</text:p>
          </table:table-cell>
          <table:table-cell table:content-validation-name="val1" table:formula="of:=[$channel.$M$10]" office:value-type="string" office:string-value="Should Not Happen">
            <text:p>Should Not Happen</text:p>
          </table:table-cell>
          <table:table-cell table:formula="of:=[$channel.$N$10]" office:value-type="string" office:string-value="Illegal">
            <text:p>Illegal</text:p>
          </table:table-cell>
          <table:table-cell table:content-validation-name="val1" table:formula="of:=[$channel.$O$10]" office:value-type="string" office:string-value="Should Not Happen">
            <text:p>Should Not Happen</text:p>
          </table:table-cell>
          <table:table-cell table:formula="of:=[$channel.$P$10]" office:value-type="string" office:string-value="Illegal">
            <text:p>Illegal</text:p>
          </table:table-cell>
          <table:table-cell/>
          <table:table-cell table:formula="of:=&quot;void checkStatus&quot;&amp;[.B10]&amp;&quot;(){&quot;" office:value-type="string" office:string-value="void checkStatuschnlRjected(){">
            <text:p>void checkStatuschnlRject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0]=&quot;Illegal&quot;; &quot;throw new CumExcpIllegalChnlState(chnlName, chnlStatus.name());&quot;;IF([.D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0]=&quot;Illegal&quot;; &quot;throw new CumExcpIllegalChnlState(chnlName, chnlStatus.name());&quot;;IF([.F10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0]=&quot;Illegal&quot;; &quot;throw new CumExcpIllegalChnlState(chnlName, chnlStatus.name());&quot;;IF([.H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0]=&quot;Illegal&quot;; &quot;throw new CumExcpIllegalChnlState(chnlName, chnlStatus.name());&quot;;IF([.J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0]=&quot;Illegal&quot;; &quot;throw new CumExcpIllegalChnlState(chnlName, chnlStatus.name());&quot;;IF([.L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0]=&quot;Illegal&quot;; &quot;throw new CumExcpIllegalChnlState(chnlName, chnlStatus.name());&quot;;IF([.N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0]=&quot;Illegal&quot;; &quot;throw new CumExcpIllegalChnlState(chnlName, chnlStatus.name());&quot;;IF([.P10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0];[.S10];[.T10];[.U10];[.V10];[.W10];[.X10];[.Y10];[.Z10];[.AA10];[.AB10];[.AC10];[.AD10];[.AE10];[.AF10];[.AG10];[.AH10];[.AI10];[.AJ10];[.AK10];[.AL10];[.AM10];[.AN10])" office:value-type="string" office:string-value="void checkStatuschnlRject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Rject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1]" office:value-type="string" office:string-value="AudChnlIntfForSesh">
            <text:p>AudChnlIntfForSesh</text:p>
          </table:table-cell>
          <table:table-cell table:formula="of:=[$channel.$B$11]" office:value-type="string" office:string-value="chnlRjctFailed">
            <text:p>chnlRjctFailed</text:p>
          </table:table-cell>
          <table:table-cell table:content-validation-name="val1" table:formula="of:=[$channel.$C$11]" office:value-type="string" office:string-value="Should Not Happen">
            <text:p>Should Not Happen</text:p>
          </table:table-cell>
          <table:table-cell table:formula="of:=[$channel.$D$11]" office:value-type="string" office:string-value="Illegal">
            <text:p>Illegal</text:p>
          </table:table-cell>
          <table:table-cell table:content-validation-name="val1" table:formula="of:=[$channel.$E$11]" office:value-type="string" office:string-value="Normal">
            <text:p>Normal</text:p>
          </table:table-cell>
          <table:table-cell table:formula="of:=[$channel.$F$11]">
            <text:p/>
          </table:table-cell>
          <table:table-cell table:content-validation-name="val1" table:formula="of:=[$channel.$G$11]" office:value-type="string" office:string-value="Should Not Happen">
            <text:p>Should Not Happen</text:p>
          </table:table-cell>
          <table:table-cell table:formula="of:=[$channel.$H$11]" office:value-type="string" office:string-value="Illegal">
            <text:p>Illegal</text:p>
          </table:table-cell>
          <table:table-cell table:content-validation-name="val1" table:formula="of:=[$channel.$I$11]" office:value-type="string" office:string-value="Should Not Happen">
            <text:p>Should Not Happen</text:p>
          </table:table-cell>
          <table:table-cell table:formula="of:=[$channel.$J$11]" office:value-type="string" office:string-value="Illegal">
            <text:p>Illegal</text:p>
          </table:table-cell>
          <table:table-cell table:content-validation-name="val1" table:formula="of:=[$channel.$K$11]" office:value-type="string" office:string-value="Should Not Happen">
            <text:p>Should Not Happen</text:p>
          </table:table-cell>
          <table:table-cell table:formula="of:=[$channel.$L$11]" office:value-type="string" office:string-value="Illegal">
            <text:p>Illegal</text:p>
          </table:table-cell>
          <table:table-cell table:content-validation-name="val1" table:formula="of:=[$channel.$M$11]" office:value-type="string" office:string-value="Should Not Happen">
            <text:p>Should Not Happen</text:p>
          </table:table-cell>
          <table:table-cell table:formula="of:=[$channel.$N$11]" office:value-type="string" office:string-value="Illegal">
            <text:p>Illegal</text:p>
          </table:table-cell>
          <table:table-cell table:content-validation-name="val1" table:formula="of:=[$channel.$O$11]" office:value-type="string" office:string-value="Should Not Happen">
            <text:p>Should Not Happen</text:p>
          </table:table-cell>
          <table:table-cell table:formula="of:=[$channel.$P$11]" office:value-type="string" office:string-value="Illegal">
            <text:p>Illegal</text:p>
          </table:table-cell>
          <table:table-cell/>
          <table:table-cell table:formula="of:=&quot;void checkStatus&quot;&amp;[.B11]&amp;&quot;(){&quot;" office:value-type="string" office:string-value="void checkStatuschnlRjctFailed(){">
            <text:p>void checkStatuschnlRjct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1]=&quot;Illegal&quot;; &quot;throw new CumExcpIllegalChnlState(chnlName, chnlStatus.name());&quot;;IF([.D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1]=&quot;Illegal&quot;; &quot;throw new CumExcpIllegalChnlState(chnlName, chnlStatus.name());&quot;;IF([.F11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1]=&quot;Illegal&quot;; &quot;throw new CumExcpIllegalChnlState(chnlName, chnlStatus.name());&quot;;IF([.H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1]=&quot;Illegal&quot;; &quot;throw new CumExcpIllegalChnlState(chnlName, chnlStatus.name());&quot;;IF([.J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1]=&quot;Illegal&quot;; &quot;throw new CumExcpIllegalChnlState(chnlName, chnlStatus.name());&quot;;IF([.L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1]=&quot;Illegal&quot;; &quot;throw new CumExcpIllegalChnlState(chnlName, chnlStatus.name());&quot;;IF([.N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1]=&quot;Illegal&quot;; &quot;throw new CumExcpIllegalChnlState(chnlName, chnlStatus.name());&quot;;IF([.P11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1];[.S11];[.T11];[.U11];[.V11];[.W11];[.X11];[.Y11];[.Z11];[.AA11];[.AB11];[.AC11];[.AD11];[.AE11];[.AF11];[.AG11];[.AH11];[.AI11];[.AJ11];[.AK11];[.AL11];[.AM11];[.AN11])" office:value-type="string" office:string-value="void checkStatuschnlRjct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RjctFailed(){if(chnlStatus == Status.init){throw new CumExcpIllegalChnlState(chnlName, chnlStatus.name());}else if(chnlStatus == Status.joining){}else if(chnlStatus == Status.joined){throw new CumExcpIllegalChnlState(chnlName, chnlStatus.name());}else if(chnlStatus == Status.lving){throw new CumExcpIllegalChnlState(chnlName, chnlStatus.name());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2]" office:value-type="string" office:string-value="AudChnlIntfForSesh">
            <text:p>AudChnlIntfForSesh</text:p>
          </table:table-cell>
          <table:table-cell table:formula="of:=[$channel.$B$12]" office:value-type="string" office:string-value="chnlLft">
            <text:p>chnlLft</text:p>
          </table:table-cell>
          <table:table-cell table:content-validation-name="val1" table:formula="of:=[$channel.$C$12]" office:value-type="string" office:string-value="Should Not Happen">
            <text:p>Should Not Happen</text:p>
          </table:table-cell>
          <table:table-cell table:formula="of:=[$channel.$D$12]" office:value-type="string" office:string-value="Illegal">
            <text:p>Illegal</text:p>
          </table:table-cell>
          <table:table-cell table:style-name="ce17" table:content-validation-name="val1" table:formula="of:=[$channel.$E$12]" office:value-type="string" office:string-value="Should Not Happen">
            <text:p>Should Not Happen</text:p>
          </table:table-cell>
          <table:table-cell table:formula="of:=[$channel.$F$12]" office:value-type="string" office:string-value="Illegal">
            <text:p>Illegal</text:p>
          </table:table-cell>
          <table:table-cell table:content-validation-name="val1" table:formula="of:=[$channel.$G$12]" office:value-type="string" office:string-value="Should Not Happen">
            <text:p>Should Not Happen</text:p>
          </table:table-cell>
          <table:table-cell table:formula="of:=[$channel.$H$12]" office:value-type="string" office:string-value="Illegal">
            <text:p>Illegal</text:p>
          </table:table-cell>
          <table:table-cell table:style-name="ce16" table:content-validation-name="val1" table:formula="of:=[$channel.$I$12]" office:value-type="string" office:string-value="Normal">
            <text:p>Normal</text:p>
          </table:table-cell>
          <table:table-cell table:formula="of:=[$channel.$J$12]">
            <text:p/>
          </table:table-cell>
          <table:table-cell table:content-validation-name="val1" table:formula="of:=[$channel.$K$12]" office:value-type="string" office:string-value="Should Not Happen">
            <text:p>Should Not Happen</text:p>
          </table:table-cell>
          <table:table-cell table:formula="of:=[$channel.$L$12]" office:value-type="string" office:string-value="Illegal">
            <text:p>Illegal</text:p>
          </table:table-cell>
          <table:table-cell table:content-validation-name="val1" table:formula="of:=[$channel.$M$12]" office:value-type="string" office:string-value="Should Not Happen">
            <text:p>Should Not Happen</text:p>
          </table:table-cell>
          <table:table-cell table:formula="of:=[$channel.$N$12]" office:value-type="string" office:string-value="Illegal">
            <text:p>Illegal</text:p>
          </table:table-cell>
          <table:table-cell table:content-validation-name="val1" table:formula="of:=[$channel.$O$12]" office:value-type="string" office:string-value="Should Not Happen">
            <text:p>Should Not Happen</text:p>
          </table:table-cell>
          <table:table-cell table:formula="of:=[$channel.$P$12]" office:value-type="string" office:string-value="Illegal">
            <text:p>Illegal</text:p>
          </table:table-cell>
          <table:table-cell/>
          <table:table-cell table:formula="of:=&quot;void checkStatus&quot;&amp;[.B12]&amp;&quot;(){&quot;" office:value-type="string" office:string-value="void checkStatuschnlLft(){">
            <text:p>void checkStatuschnlLft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2]=&quot;Illegal&quot;; &quot;throw new CumExcpIllegalChnlState(chnlName, chnlStatus.name());&quot;;IF([.D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2]=&quot;Illegal&quot;; &quot;throw new CumExcpIllegalChnlState(chnlName, chnlStatus.name());&quot;;IF([.F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2]=&quot;Illegal&quot;; &quot;throw new CumExcpIllegalChnlState(chnlName, chnlStatus.name());&quot;;IF([.H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2]=&quot;Illegal&quot;; &quot;throw new CumExcpIllegalChnlState(chnlName, chnlStatus.name());&quot;;IF([.J12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2]=&quot;Illegal&quot;; &quot;throw new CumExcpIllegalChnlState(chnlName, chnlStatus.name());&quot;;IF([.L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2]=&quot;Illegal&quot;; &quot;throw new CumExcpIllegalChnlState(chnlName, chnlStatus.name());&quot;;IF([.N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2]=&quot;Illegal&quot;; &quot;throw new CumExcpIllegalChnlState(chnlName, chnlStatus.name());&quot;;IF([.P12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2];[.S12];[.T12];[.U12];[.V12];[.W12];[.X12];[.Y12];[.Z12];[.AA12];[.AB12];[.AC12];[.AD12];[.AE12];[.AF12];[.AG12];[.AH12];[.AI12];[.AJ12];[.AK12];[.AL12];[.AM12];[.AN12])" office:value-type="string" office:string-value="void checkStatuschnlLft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Lft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3]" office:value-type="string" office:string-value="AudChnlIntfForSesh">
            <text:p>AudChnlIntfForSesh</text:p>
          </table:table-cell>
          <table:table-cell table:formula="of:=[$channel.$B$13]" office:value-type="string" office:string-value="chnlLvFailed">
            <text:p>chnlLvFailed</text:p>
          </table:table-cell>
          <table:table-cell table:content-validation-name="val1" table:formula="of:=[$channel.$C$13]" office:value-type="string" office:string-value="Should Not Happen">
            <text:p>Should Not Happen</text:p>
          </table:table-cell>
          <table:table-cell table:formula="of:=[$channel.$D$13]" office:value-type="string" office:string-value="Illegal">
            <text:p>Illegal</text:p>
          </table:table-cell>
          <table:table-cell table:style-name="ce17" table:content-validation-name="val1" table:formula="of:=[$channel.$E$13]" office:value-type="string" office:string-value="Should Not Happen">
            <text:p>Should Not Happen</text:p>
          </table:table-cell>
          <table:table-cell table:formula="of:=[$channel.$F$13]" office:value-type="string" office:string-value="Illegal">
            <text:p>Illegal</text:p>
          </table:table-cell>
          <table:table-cell table:content-validation-name="val1" table:formula="of:=[$channel.$G$13]" office:value-type="string" office:string-value="Should Not Happen">
            <text:p>Should Not Happen</text:p>
          </table:table-cell>
          <table:table-cell table:formula="of:=[$channel.$H$13]" office:value-type="string" office:string-value="Illegal">
            <text:p>Illegal</text:p>
          </table:table-cell>
          <table:table-cell table:style-name="ce16" table:content-validation-name="val1" table:formula="of:=[$channel.$I$13]" office:value-type="string" office:string-value="Normal">
            <text:p>Normal</text:p>
          </table:table-cell>
          <table:table-cell table:formula="of:=[$channel.$J$13]">
            <text:p/>
          </table:table-cell>
          <table:table-cell table:content-validation-name="val1" table:formula="of:=[$channel.$K$13]" office:value-type="string" office:string-value="Should Not Happen">
            <text:p>Should Not Happen</text:p>
          </table:table-cell>
          <table:table-cell table:formula="of:=[$channel.$L$13]" office:value-type="string" office:string-value="Illegal">
            <text:p>Illegal</text:p>
          </table:table-cell>
          <table:table-cell table:content-validation-name="val1" table:formula="of:=[$channel.$M$13]" office:value-type="string" office:string-value="Should Not Happen">
            <text:p>Should Not Happen</text:p>
          </table:table-cell>
          <table:table-cell table:formula="of:=[$channel.$N$13]" office:value-type="string" office:string-value="Illegal">
            <text:p>Illegal</text:p>
          </table:table-cell>
          <table:table-cell table:content-validation-name="val1" table:formula="of:=[$channel.$O$13]" office:value-type="string" office:string-value="Should Not Happen">
            <text:p>Should Not Happen</text:p>
          </table:table-cell>
          <table:table-cell table:formula="of:=[$channel.$P$13]" office:value-type="string" office:string-value="Illegal">
            <text:p>Illegal</text:p>
          </table:table-cell>
          <table:table-cell/>
          <table:table-cell table:formula="of:=&quot;void checkStatus&quot;&amp;[.B13]&amp;&quot;(){&quot;" office:value-type="string" office:string-value="void checkStatuschnlLvFailed(){">
            <text:p>void checkStatuschnlLvFail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3]=&quot;Illegal&quot;; &quot;throw new CumExcpIllegalChnlState(chnlName, chnlStatus.name());&quot;;IF([.D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3]=&quot;Illegal&quot;; &quot;throw new CumExcpIllegalChnlState(chnlName, chnlStatus.name());&quot;;IF([.F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3]=&quot;Illegal&quot;; &quot;throw new CumExcpIllegalChnlState(chnlName, chnlStatus.name());&quot;;IF([.H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3]=&quot;Illegal&quot;; &quot;throw new CumExcpIllegalChnlState(chnlName, chnlStatus.name());&quot;;IF([.J13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3]=&quot;Illegal&quot;; &quot;throw new CumExcpIllegalChnlState(chnlName, chnlStatus.name());&quot;;IF([.L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3]=&quot;Illegal&quot;; &quot;throw new CumExcpIllegalChnlState(chnlName, chnlStatus.name());&quot;;IF([.N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3]=&quot;Illegal&quot;; &quot;throw new CumExcpIllegalChnlState(chnlName, chnlStatus.name());&quot;;IF([.P13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3];[.S13];[.T13];[.U13];[.V13];[.W13];[.X13];[.Y13];[.Z13];[.AA13];[.AB13];[.AC13];[.AD13];[.AE13];[.AF13];[.AG13];[.AH13];[.AI13];[.AJ13];[.AK13];[.AL13];[.AM13];[.AN13])" office:value-type="string" office:string-value="void checkStatuschnlLvFail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LvFailed(){if(chnlStatus == Status.init){throw new CumExcpIllegalChnlState(chnlName, chnlStatus.name());}else if(chnlStatus == Status.joining){throw new CumExcpIllegalChnlState(chnlName, chnlStatus.name());}else if(chnlStatus == Status.joined){throw new CumExcpIllegalChnlState(chnlName, chnlStatus.name());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formula="of:=[$channel.$A$14]" office:value-type="string" office:string-value="AudChnlIntfForSesh">
            <text:p>AudChnlIntfForSesh</text:p>
          </table:table-cell>
          <table:table-cell table:formula="of:=[$channel.$B$14]" office:value-type="string" office:string-value="chnlCmdRcved">
            <text:p>chnlCmdRcved</text:p>
          </table:table-cell>
          <table:table-cell table:content-validation-name="val1" table:formula="of:=[$channel.$C$14]" office:value-type="string" office:string-value="Should Not Happen">
            <text:p>Should Not Happen</text:p>
          </table:table-cell>
          <table:table-cell table:formula="of:=[$channel.$D$14]" office:value-type="string" office:string-value="Illegal">
            <text:p>Illegal</text:p>
          </table:table-cell>
          <table:table-cell table:content-validation-name="val1" table:formula="of:=[$channel.$E$14]" office:value-type="string" office:string-value="Normal">
            <text:p>Normal</text:p>
          </table:table-cell>
          <table:table-cell table:style-name="ce17" table:formula="of:=[$channel.$F$14]">
            <text:p/>
          </table:table-cell>
          <table:table-cell table:style-name="ce23" table:content-validation-name="val1" table:formula="of:=[$channel.$G$14]" office:value-type="string" office:string-value="Normal">
            <text:p>Normal</text:p>
          </table:table-cell>
          <table:table-cell table:formula="of:=[$channel.$H$14]">
            <text:p/>
          </table:table-cell>
          <table:table-cell table:style-name="ce23" table:content-validation-name="val1" table:formula="of:=[$channel.$I$14]" office:value-type="string" office:string-value="Normal">
            <text:p>Normal</text:p>
          </table:table-cell>
          <table:table-cell table:formula="of:=[$channel.$J$14]">
            <text:p/>
          </table:table-cell>
          <table:table-cell table:content-validation-name="val1" table:formula="of:=[$channel.$K$14]" office:value-type="string" office:string-value="Should Not Happen">
            <text:p>Should Not Happen</text:p>
          </table:table-cell>
          <table:table-cell table:formula="of:=[$channel.$L$14]" office:value-type="string" office:string-value="Illegal">
            <text:p>Illegal</text:p>
          </table:table-cell>
          <table:table-cell table:content-validation-name="val1" table:formula="of:=[$channel.$M$14]" office:value-type="string" office:string-value="Should Not Happen">
            <text:p>Should Not Happen</text:p>
          </table:table-cell>
          <table:table-cell table:formula="of:=[$channel.$N$14]" office:value-type="string" office:string-value="Illegal">
            <text:p>Illegal</text:p>
          </table:table-cell>
          <table:table-cell table:content-validation-name="val1" table:formula="of:=[$channel.$O$14]" office:value-type="string" office:string-value="Should Not Happen">
            <text:p>Should Not Happen</text:p>
          </table:table-cell>
          <table:table-cell table:formula="of:=[$channel.$P$14]" office:value-type="string" office:string-value="Illegal">
            <text:p>Illegal</text:p>
          </table:table-cell>
          <table:table-cell/>
          <table:table-cell table:formula="of:=&quot;void checkStatus&quot;&amp;[.B14]&amp;&quot;(){&quot;" office:value-type="string" office:string-value="void checkStatuschnlCmdRcved(){">
            <text:p>void checkStatuschnlCmdRcv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4]=&quot;Illegal&quot;; &quot;throw new CumExcpIllegalChnlState(chnlName, chnlStatus.name());&quot;;IF([.D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4]=&quot;Illegal&quot;; &quot;throw new CumExcpIllegalChnlState(chnlName, chnlStatus.name());&quot;;IF([.F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4]=&quot;Illegal&quot;; &quot;throw new CumExcpIllegalChnlState(chnlName, chnlStatus.name());&quot;;IF([.H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4]=&quot;Illegal&quot;; &quot;throw new CumExcpIllegalChnlState(chnlName, chnlStatus.name());&quot;;IF([.J14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4]=&quot;Illegal&quot;; &quot;throw new CumExcpIllegalChnlState(chnlName, chnlStatus.name());&quot;;IF([.L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4]=&quot;Illegal&quot;; &quot;throw new CumExcpIllegalChnlState(chnlName, chnlStatus.name());&quot;;IF([.N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4]=&quot;Illegal&quot;; &quot;throw new CumExcpIllegalChnlState(chnlName, chnlStatus.name());&quot;;IF([.P14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table:number-columns-repeated="2" office:value-type="string">
            <text:p>}</text:p>
          </table:table-cell>
          <table:table-cell table:formula="of:=CONCATENATE([.R14];[.S14];[.T14];[.U14];[.V14];[.W14];[.X14];[.Y14];[.Z14];[.AA14];[.AB14];[.AC14];[.AD14];[.AE14];[.AF14];[.AG14];[.AH14];[.AI14];[.AJ14];[.AK14];[.AL14];[.AM14];[.AN14])" office:value-type="string" office:string-value="void checkStatuschnlCmdRcved(){if(chnlStatus == Status.init){throw new CumExcpIllegalChnlState(chnlName, chnlStatus.name());}else if(chnlStatus == Status.joining){}else if(chnlStatus == Status.joined){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">
            <text:p>void checkStatuschnlCmdRcved(){if(chnlStatus == Status.init){throw new CumExcpIllegalChnlState(chnlName, chnlStatus.name());}else if(chnlStatus == Status.joining){}else if(chnlStatus == Status.joined){}else if(chnlStatus == Status.lving){}else if(chnlStatus == Status.clsed){throw new CumExcpIllegalChnlState(chnlName, chnlStatus.name());}else if(chnlStatus == Status.dscned){throw new CumExcpIllegalChnlState(chnlName, chnlStatus.name());}else if(chnlStatus == Status.rjcting){throw new CumExcpIllegalChnlState(chnlName, chnlStatus.name());}}</text:p>
          </table:table-cell>
        </table:table-row>
        <table:table-row table:style-name="ro3">
          <table:table-cell table:style-name="ce5" table:formula="of:=[$channel.$A$15]" office:value-type="string" office:string-value="AudChnlIntfForSesh">
            <text:p>AudChnlIntfForSesh</text:p>
          </table:table-cell>
          <table:table-cell table:style-name="ce10" table:formula="of:=[$channel.$B$15]" office:value-type="string" office:string-value="chnlDscned">
            <text:p>chnlDscned</text:p>
          </table:table-cell>
          <table:table-cell table:style-name="ce18" table:content-validation-name="val1" table:formula="of:=[$channel.$C$15]" office:value-type="string" office:string-value="Normal">
            <text:p>Normal</text:p>
          </table:table-cell>
          <table:table-cell table:style-name="ce22" table:formula="of:=[$channel.$D$15]">
            <text:p/>
          </table:table-cell>
          <table:table-cell table:style-name="ce18" table:content-validation-name="val1" table:formula="of:=[$channel.$E$15]" office:value-type="string" office:string-value="Normal">
            <text:p>Normal</text:p>
          </table:table-cell>
          <table:table-cell table:style-name="ce22" table:formula="of:=[$channel.$F$15]">
            <text:p/>
          </table:table-cell>
          <table:table-cell table:style-name="ce18" table:content-validation-name="val1" table:formula="of:=[$channel.$G$15]" office:value-type="string" office:string-value="Normal">
            <text:p>Normal</text:p>
          </table:table-cell>
          <table:table-cell table:style-name="ce22" table:formula="of:=[$channel.$H$15]">
            <text:p/>
          </table:table-cell>
          <table:table-cell table:style-name="ce18" table:content-validation-name="val1" table:formula="of:=[$channel.$I$15]" office:value-type="string" office:string-value="Normal">
            <text:p>Normal</text:p>
          </table:table-cell>
          <table:table-cell table:style-name="ce22" table:formula="of:=[$channel.$J$15]">
            <text:p/>
          </table:table-cell>
          <table:table-cell table:style-name="ce18" table:content-validation-name="val1" table:formula="of:=[$channel.$K$15]" office:value-type="string" office:string-value="Normal">
            <text:p>Normal</text:p>
          </table:table-cell>
          <table:table-cell table:style-name="ce22" table:formula="of:=[$channel.$L$15]">
            <text:p/>
          </table:table-cell>
          <table:table-cell table:style-name="ce22" table:content-validation-name="val1" table:formula="of:=[$channel.$M$15]" office:value-type="string" office:string-value="Should Not Happen">
            <text:p>Should Not Happen</text:p>
          </table:table-cell>
          <table:table-cell table:style-name="ce22" table:formula="of:=[$channel.$N$15]" office:value-type="string" office:string-value="Illegal">
            <text:p>Illegal</text:p>
          </table:table-cell>
          <table:table-cell table:style-name="ce18" table:content-validation-name="val1" table:formula="of:=[$channel.$O$15]" office:value-type="string" office:string-value="Normal">
            <text:p>Normal</text:p>
          </table:table-cell>
          <table:table-cell table:style-name="ce22" table:formula="of:=[$channel.$P$15]">
            <text:p/>
          </table:table-cell>
          <table:table-cell/>
          <table:table-cell table:formula="of:=&quot;void checkStatus&quot;&amp;[.B15]&amp;&quot;(){&quot;" office:value-type="string" office:string-value="void checkStatuschnlDscned(){">
            <text:p>void checkStatuschnlDscned(){</text:p>
          </table:table-cell>
          <table:table-cell table:formula="of:=&quot;if(chnlStatus == Status.&quot;&amp;[.C$1]&amp;&quot;){&quot;" office:value-type="string" office:string-value="if(chnlStatus == Status.init){">
            <text:p>if(chnlStatus == Status.init){</text:p>
          </table:table-cell>
          <table:table-cell table:formula="of:=IF([.D15]=&quot;Illegal&quot;; &quot;throw new CumExcpIllegalChnlState(chnlName, chnlStatus.name());&quot;;IF([.D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E$1]&amp;&quot;){&quot;" office:value-type="string" office:string-value="else if(chnlStatus == Status.joining){">
            <text:p>else if(chnlStatus == Status.joining){</text:p>
          </table:table-cell>
          <table:table-cell table:formula="of:=IF([.F15]=&quot;Illegal&quot;; &quot;throw new CumExcpIllegalChnlState(chnlName, chnlStatus.name());&quot;;IF([.F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G$1]&amp;&quot;){&quot;" office:value-type="string" office:string-value="else if(chnlStatus == Status.joined){">
            <text:p>else if(chnlStatus == Status.joined){</text:p>
          </table:table-cell>
          <table:table-cell table:formula="of:=IF([.H15]=&quot;Illegal&quot;; &quot;throw new CumExcpIllegalChnlState(chnlName, chnlStatus.name());&quot;;IF([.H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I$1]&amp;&quot;){&quot;" office:value-type="string" office:string-value="else if(chnlStatus == Status.lving){">
            <text:p>else if(chnlStatus == Status.lving){</text:p>
          </table:table-cell>
          <table:table-cell table:formula="of:=IF([.J15]=&quot;Illegal&quot;; &quot;throw new CumExcpIllegalChnlState(chnlName, chnlStatus.name());&quot;;IF([.J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K$1]&amp;&quot;){&quot;" office:value-type="string" office:string-value="else if(chnlStatus == Status.clsed){">
            <text:p>else if(chnlStatus == Status.clsed){</text:p>
          </table:table-cell>
          <table:table-cell table:formula="of:=IF([.L15]=&quot;Illegal&quot;; &quot;throw new CumExcpIllegalChnlState(chnlName, chnlStatus.name());&quot;;IF([.L15]=&quot;Ignore&quot;; &quot;throw new CumExcpIgnoreChnlState(chnlName, chnlStatus.name());&quot;; &quot;&quot;))">
            <text:p/>
          </table:table-cell>
          <table:table-cell office:value-type="string">
            <text:p>}</text:p>
          </table:table-cell>
          <table:table-cell table:formula="of:=&quot;else if(chnlStatus == Status.&quot;&amp;[.M$1]&amp;&quot;){&quot;" office:value-type="string" office:string-value="else if(chnlStatus == Status.dscned){">
            <text:p>else if(chnlStatus == Status.dscned){</text:p>
          </table:table-cell>
          <table:table-cell table:formula="of:=IF([.N15]=&quot;Illegal&quot;; &quot;throw new CumExcpIllegalChnlState(chnlName, chnlStatus.name());&quot;;IF([.N15]=&quot;Ignore&quot;; &quot;throw new CumExcpIgnoreChnlState(chnlName, chnlStatus.name());&quot;; &quot;&quot;))" office:value-type="string" office:string-value="throw new CumExcpIllegalChnlState(chnlName, chnlStatus.name());">
            <text:p>throw new CumExcpIllegalChnlState(chnlName, chnlStatus.name());</text:p>
          </table:table-cell>
          <table:table-cell office:value-type="string">
            <text:p>}</text:p>
          </table:table-cell>
          <table:table-cell table:formula="of:=&quot;else if(chnlStatus == Status.&quot;&amp;[.O$1]&amp;&quot;){&quot;" office:value-type="string" office:string-value="else if(chnlStatus == Status.rjcting){">
            <text:p>else if(chnlStatus == Status.rjcting){</text:p>
          </table:table-cell>
          <table:table-cell table:formula="of:=IF([.P15]=&quot;Illegal&quot;; &quot;throw new CumExcpIllegalChnlState(chnlName, chnlStatus.name());&quot;;IF([.P15]=&quot;Ignore&quot;; &quot;throw new CumExcpIgnoreChnlState(chnlName, chnlStatus.name());&quot;; &quot;&quot;))">
            <text:p/>
          </table:table-cell>
          <table:table-cell table:number-columns-repeated="2" office:value-type="string">
            <text:p>}</text:p>
          </table:table-cell>
          <table:table-cell table:formula="of:=CONCATENATE([.R15];[.S15];[.T15];[.U15];[.V15];[.W15];[.X15];[.Y15];[.Z15];[.AA15];[.AB15];[.AC15];[.AD15];[.AE15];[.AF15];[.AG15];[.AH15];[.AI15];[.AJ15];[.AK15];[.AL15];[.AM15];[.AN15])" office:value-type="string" office:string-value="void checkStatuschnlDscned(){if(chnlStatus == Status.init){}else if(chnlStatus == Status.joining){}else if(chnlStatus == Status.joined){}else if(chnlStatus == Status.lving){}else if(chnlStatus == Status.clsed){}else if(chnlStatus == Status.dscned){throw new CumExcpIllegalChnlState(chnlName, chnlStatus.name());}else if(chnlStatus == Status.rjcting){}}">
            <text:p>void checkStatuschnlDscned(){if(chnlStatus == Status.init){}else if(chnlStatus == Status.joining){}else if(chnlStatus == Status.joined){}else if(chnlStatus == Status.lving){}else if(chnlStatus == Status.clsed){}else if(chnlStatus == Status.dscned){throw new CumExcpIllegalChnlState(chnlName, chnlStatus.name());}else if(chnlStatus == Status.rjcting){}}</text:p>
          </table:table-cell>
        </table:table-row>
      </table:table>
      <table:table table:name="Sheet3" table:style-name="ta1">
        <table:table-column table:style-name="co7" table:default-cell-style-name="ce20"/>
        <table:table-column table:style-name="co7" table:number-columns-repeated="4" table:default-cell-style-name="Default"/>
        <table:table-row table:style-name="ro3">
          <table:table-cell office:value-type="string">
            <text:p>init</text:p>
          </table:table-cell>
          <table:table-cell table:formula="of:=&quot;abstract public void test_&quot;&amp;[.A1]&amp;&quot;();&quot;" office:value-type="string" office:string-value="abstract public void test_init();">
            <text:p>abstract public void test_init();</text:p>
          </table:table-cell>
          <table:table-cell table:number-columns-repeated="3"/>
        </table:table-row>
        <table:table-row table:style-name="ro3">
          <table:table-cell table:style-name="ce21" office:value-type="string">
            <text:p>joining</text:p>
          </table:table-cell>
          <table:table-cell table:formula="of:=&quot;abstract public void test_&quot;&amp;[.A2]&amp;&quot;();&quot;" office:value-type="string" office:string-value="abstract public void test_joining();">
            <text:p>abstract public void test_joining();</text:p>
          </table:table-cell>
          <table:table-cell table:number-columns-repeated="2"/>
          <table:table-cell table:formula="of:=&quot;protected AudChnl goto_&quot;&amp;[.A2]&amp;&quot;(){}&quot;" office:value-type="string" office:string-value="protected AudChnl goto_joining(){}">
            <text:p>protected AudChnl goto_joining(){}</text:p>
          </table:table-cell>
        </table:table-row>
        <table:table-row table:style-name="ro3">
          <table:table-cell table:style-name="ce21" office:value-type="string">
            <text:p>joined</text:p>
          </table:table-cell>
          <table:table-cell table:formula="of:=&quot;abstract public void test_&quot;&amp;[.A3]&amp;&quot;();&quot;" office:value-type="string" office:string-value="abstract public void test_joined();">
            <text:p>abstract public void test_joined();</text:p>
          </table:table-cell>
          <table:table-cell table:number-columns-repeated="2"/>
          <table:table-cell table:formula="of:=&quot;protected AudChnl goto_&quot;&amp;[.A3]&amp;&quot;(){}&quot;" office:value-type="string" office:string-value="protected AudChnl goto_joined(){}">
            <text:p>protected AudChnl goto_joined(){}</text:p>
          </table:table-cell>
        </table:table-row>
        <table:table-row table:style-name="ro3">
          <table:table-cell office:value-type="string">
            <text:p>rjcting</text:p>
          </table:table-cell>
          <table:table-cell table:formula="of:=&quot;abstract public void test_&quot;&amp;[.A4]&amp;&quot;();&quot;" office:value-type="string" office:string-value="abstract public void test_rjcting();">
            <text:p>abstract public void test_rjcting();</text:p>
          </table:table-cell>
          <table:table-cell table:number-columns-repeated="2"/>
          <table:table-cell table:formula="of:=&quot;protected AudChnl goto_&quot;&amp;[.A4]&amp;&quot;(){}&quot;" office:value-type="string" office:string-value="protected AudChnl goto_rjcting(){}">
            <text:p>protected AudChnl goto_rjcting(){}</text:p>
          </table:table-cell>
        </table:table-row>
        <table:table-row table:style-name="ro3">
          <table:table-cell office:value-type="string">
            <text:p>lving</text:p>
          </table:table-cell>
          <table:table-cell table:formula="of:=&quot;abstract public void test_&quot;&amp;[.A5]&amp;&quot;();&quot;" office:value-type="string" office:string-value="abstract public void test_lving();">
            <text:p>abstract public void test_lving();</text:p>
          </table:table-cell>
          <table:table-cell table:number-columns-repeated="2"/>
          <table:table-cell table:formula="of:=&quot;protected AudChnl goto_&quot;&amp;[.A5]&amp;&quot;(){}&quot;" office:value-type="string" office:string-value="protected AudChnl goto_lving(){}">
            <text:p>protected AudChnl goto_lving(){}</text:p>
          </table:table-cell>
        </table:table-row>
        <table:table-row table:style-name="ro3">
          <table:table-cell office:value-type="string">
            <text:p>clsed</text:p>
          </table:table-cell>
          <table:table-cell table:formula="of:=&quot;abstract public void test_&quot;&amp;[.A6]&amp;&quot;();&quot;" office:value-type="string" office:string-value="abstract public void test_clsed();">
            <text:p>abstract public void test_clsed();</text:p>
          </table:table-cell>
          <table:table-cell table:number-columns-repeated="2"/>
          <table:table-cell table:formula="of:=&quot;protected AudChnl goto_&quot;&amp;[.A6]&amp;&quot;(){}&quot;" office:value-type="string" office:string-value="protected AudChnl goto_clsed(){}">
            <text:p>protected AudChnl goto_clsed(){}</text:p>
          </table:table-cell>
        </table:table-row>
        <table:table-row table:style-name="ro3">
          <table:table-cell office:value-type="string">
            <text:p>dscned</text:p>
          </table:table-cell>
          <table:table-cell table:formula="of:=&quot;abstract public void test_&quot;&amp;[.A7]&amp;&quot;();&quot;" office:value-type="string" office:string-value="abstract public void test_dscned();">
            <text:p>abstract public void test_dscned();</text:p>
          </table:table-cell>
          <table:table-cell table:number-columns-repeated="2"/>
          <table:table-cell table:formula="of:=&quot;protected AudChnl goto_&quot;&amp;[.A7]&amp;&quot;(){}&quot;" office:value-type="string" office:string-value="protected AudChnl goto_dscned(){}">
            <text:p>protected AudChnl goto_dscned(){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00/00/00</text:date>, <text:time style:data-style-name="N2" text:time-value="0000-00-00T05:33:09.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4T05:45:54.47</dc:date>
    <meta:editing-duration>PT6H21M58S</meta:editing-duration>
    <meta:editing-cycles>40</meta:editing-cycles>
    <meta:generator>LibreOffice/4.0.0.3$Windows_x86 LibreOffice_project/7545bee9c2a0782548772a21bc84a9dcc583b89</meta:generator>
    <meta:document-statistic meta:table-count="3" meta:cell-count="794" meta:object-count="0"/>
  </office:meta>
</office:document-meta>
</file>